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9.805cm" fo:margin-left="0.937cm" fo:margin-right="6.258cm" table:align="margins"/>
    </style:style>
    <style:style style:name="Tabla3.A" style:family="table-column">
      <style:table-column-properties style:column-width="9.805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135f7a" style:font-size-asian="11pt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135f7a" style:font-size-asian="11pt" style:font-size-complex="11pt"/>
    </style:style>
    <style:style style:name="P4" style:family="paragraph" style:parent-style-name="Standard">
      <style:text-properties style:font-name="Arial" fo:font-size="11pt" officeooo:paragraph-rsid="0014ada5" style:font-size-asian="11pt" style:font-size-complex="11pt"/>
    </style:style>
    <style:style style:name="P5" style:family="paragraph" style:parent-style-name="Standard">
      <style:text-properties style:font-name="Arial" fo:font-size="11pt" officeooo:paragraph-rsid="001ab4dd" style:font-size-asian="11pt" style:font-size-complex="11pt"/>
    </style:style>
    <style:style style:name="P6" style:family="paragraph" style:parent-style-name="Standard">
      <style:paragraph-properties style:text-autospace="none"/>
      <style:text-properties style:font-name="Arial" fo:font-size="11pt" officeooo:paragraph-rsid="00135f7a" style:font-name-asian="Courier New" style:font-size-asian="11pt" style:font-name-complex="Courier New" style:font-size-complex="11pt"/>
    </style:style>
    <style:style style:name="P7" style:family="paragraph" style:parent-style-name="Standard">
      <style:text-properties fo:color="#800000" loext:opacity="100%" style:font-name="Arial" fo:font-size="11pt" officeooo:rsid="00194f22" officeooo:paragraph-rsid="00194f22" style:font-size-asian="11pt" style:font-size-complex="11pt"/>
    </style:style>
    <style:style style:name="P8" style:family="paragraph" style:parent-style-name="Standard">
      <style:text-properties fo:color="#800000" loext:opacity="100%" style:font-name="Arial" fo:font-size="11pt" officeooo:rsid="00194f22" officeooo:paragraph-rsid="001ee8d1" style:font-size-asian="11pt" style:font-size-complex="11pt"/>
    </style:style>
    <style:style style:name="P9" style:family="paragraph" style:parent-style-name="Standard">
      <style:text-properties fo:color="#800000" loext:opacity="100%" style:font-name="Arial" fo:font-size="11pt" officeooo:rsid="001ab4dd" officeooo:paragraph-rsid="001ab4dd" style:font-size-asian="11pt" style:font-size-complex="11pt"/>
    </style:style>
    <style:style style:name="P10" style:family="paragraph" style:parent-style-name="Standard">
      <style:text-properties fo:color="#800000" loext:opacity="100%" style:font-name="Arial" fo:font-size="11pt" officeooo:paragraph-rsid="00135f7a" style:font-size-asian="11pt" style:font-size-complex="11pt"/>
    </style:style>
    <style:style style:name="P11" style:family="paragraph" style:parent-style-name="Standard">
      <style:text-properties fo:color="#800000" loext:opacity="100%" style:font-name="Arial" fo:font-size="11pt" officeooo:rsid="001c682f" officeooo:paragraph-rsid="001c682f" style:font-size-asian="11pt" style:font-size-complex="11pt"/>
    </style:style>
    <style:style style:name="P12" style:family="paragraph" style:parent-style-name="Standard">
      <style:text-properties fo:color="#800000" loext:opacity="100%" style:font-name="Arial" fo:font-size="11pt" officeooo:rsid="001c682f" officeooo:paragraph-rsid="00135f7a" style:font-size-asian="11pt" style:font-size-complex="11pt"/>
    </style:style>
    <style:style style:name="P13" style:family="paragraph" style:parent-style-name="Standard">
      <style:paragraph-properties style:text-autospace="none"/>
      <style:text-properties fo:color="#800000" loext:opacity="100%" style:font-name="Arial" fo:font-size="11pt" officeooo:rsid="001c682f" officeooo:paragraph-rsid="001c682f" style:font-name-asian="Courier New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fo:color="#000000" loext:opacity="100%" style:font-name="Arial" fo:font-size="11pt" officeooo:rsid="001e2871" officeooo:paragraph-rsid="001e2871" style:font-name-asian="Courier New" style:font-size-asian="11pt" style:font-name-complex="Courier New" style:font-size-complex="11pt"/>
    </style:style>
    <style:style style:name="P15" style:family="paragraph" style:parent-style-name="Standard">
      <style:paragraph-properties style:text-autospace="none"/>
      <style:text-properties fo:color="#00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P16" style:family="paragraph" style:parent-style-name="Standard">
      <style:paragraph-properties style:text-autospace="none"/>
      <style:text-properties fo:color="#cc0000" loext:opacity="100%" style:font-name="Arial" fo:font-size="11pt" officeooo:rsid="001e2871" officeooo:paragraph-rsid="001ee8d1" style:font-name-asian="Courier New" style:font-size-asian="11pt" style:font-name-complex="Courier New" style:font-size-complex="11pt"/>
    </style:style>
    <style:style style:name="P17" style:family="paragraph" style:parent-style-name="Standard">
      <style:paragraph-properties style:text-autospace="none"/>
      <style:text-properties fo:color="#cc0000" loext:opacity="100%" style:font-name="Arial" fo:font-size="11pt" officeooo:rsid="001ee8d1" officeooo:paragraph-rsid="001ee8d1" style:font-name-asian="Courier New" style:font-size-asian="11pt" style:font-name-complex="Courier New" style:font-size-complex="11pt"/>
    </style:style>
    <style:style style:name="P18" style:family="paragraph" style:parent-style-name="Standard">
      <style:text-properties fo:color="#cc0000" loext:opacity="100%" style:font-name="Arial" fo:font-size="11pt" officeooo:rsid="002081f3" officeooo:paragraph-rsid="002081f3" style:font-size-asian="11pt" style:font-size-complex="11pt"/>
    </style:style>
    <style:style style:name="P19" style:family="paragraph" style:parent-style-name="Standard">
      <style:paragraph-properties fo:text-align="start" style:justify-single-word="false" style:text-autospace="none"/>
      <style:text-properties officeooo:paragraph-rsid="001c682f"/>
    </style:style>
    <style:style style:name="T1" style:family="text">
      <style:text-properties officeooo:rsid="0014ada5"/>
    </style:style>
    <style:style style:name="T2" style:family="text">
      <style:text-properties officeooo:rsid="001ee8d1"/>
    </style:style>
    <style:style style:name="T3" style:family="text">
      <style:text-properties officeooo:rsid="00260b40"/>
    </style:style>
    <style:style style:name="T4" style:family="text">
      <style:text-properties style:font-name="Times New Roman1" fo:font-size="15pt" style:text-underline-style="solid" style:text-underline-width="auto" style:text-underline-color="font-color" officeooo:rsid="001c682f" style:font-name-asian="Times New Roman1" style:font-size-asian="15pt" style:font-name-complex="Times New Roman1" style:font-size-complex="15pt"/>
    </style:style>
    <style:style style:name="T5" style:family="text">
      <style:text-properties style:font-name="Times New Roman1" fo:font-size="15pt" style:text-underline-style="solid" style:text-underline-width="auto" style:text-underline-color="font-color" officeooo:rsid="00260b40" style:font-name-asian="Times New Roman1" style:font-size-asian="15pt" style:font-name-complex="Times New Roman1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4">BOLETÍN </text:span><text:span text:style-name="T5">39</text:span></text:p>
      <text:p text:style-name="P2"/>
      <text:p text:style-name="P3">Dado el siguiente XML:</text:p>
      <text:p text:style-name="P3"/>
      <text:section text:style-name="Sect1" text:name="Sección3">
        <text:p text:style-name="P1">&lt;libros&gt;</text:p>
        <text:p text:style-name="P1"><text:s text:c="2"/>&lt;libro codigo="1"&gt;</text:p>
        <text:p text:style-name="P1"><text:s text:c="4"/>&lt;isbn&gt;1234&lt;/isbn&gt;</text:p>
        <text:p text:style-name="P1"><text:s text:c="4"/>&lt;titulo&gt;El Quijote&lt;/titulo&gt;</text:p>
        <text:p text:style-name="P1"><text:s text:c="4"/>&lt;autores&gt;</text:p>
        <text:p text:style-name="P1"><text:s text:c="6"/>&lt;autor&gt;</text:p>
        <text:p text:style-name="P1"><text:s text:c="8"/>&lt;nombre&gt;Miguel&lt;/nombre&gt;</text:p>
        <text:p text:style-name="P1"><text:s text:c="8"/>&lt;apellido&gt;Cervantes&lt;/apellido&gt;</text:p>
        <text:p text:style-name="P1"><text:s text:c="6"/>&lt;/autor&gt;</text:p>
        <text:p text:style-name="P1"><text:s text:c="4"/>&lt;/autores&gt;</text:p>
        <text:p text:style-name="P1"><text:s text:c="4"/>&lt;editor&gt;</text:p>
        <text:p text:style-name="P1"><text:s text:c="6"/>&lt;nombre&gt;Casa del Libro&lt;/nombre&gt;</text:p>
        <text:p text:style-name="P1"><text:s text:c="4"/>&lt;/editor&gt;</text:p>
        <text:p text:style-name="P1"><text:s text:c="4"/>&lt;precio&gt;60&lt;/precio&gt;</text:p>
        <text:p text:style-name="P1"><text:s text:c="4"/>&lt;año&gt;1605&lt;/año&gt;</text:p>
        <text:p text:style-name="P1"><text:s text:c="2"/>&lt;/libro&gt;</text:p>
        <text:p text:style-name="P1"><text:s text:c="2"/>&lt;libro codigo="2"&gt;</text:p>
        <text:p text:style-name="P1"><text:s text:c="4"/>&lt;isbn&gt;4321&lt;/isbn&gt;</text:p>
        <text:p text:style-name="P1"><text:s text:c="4"/>&lt;titulo&gt;Programas ERP&lt;/titulo&gt;</text:p>
        <text:p text:style-name="P1"><text:s text:c="4"/>&lt;autores&gt;</text:p>
        <text:p text:style-name="P1"><text:s text:c="6"/>&lt;autor&gt;</text:p>
        <text:p text:style-name="P3"><text:s text:c="8"/>&lt;nombre&gt;Axel&lt;/nombre&gt;</text:p>
        <text:p text:style-name="P3"><text:s text:c="8"/>&lt;apellido&gt;García&lt;/apellido&gt;</text:p>
        <text:p text:style-name="P3"><text:s text:c="8"/>&lt;email&gt;Axel@abc.com&lt;/email&gt;</text:p>
        <text:p text:style-name="P3"><text:s text:c="6"/>&lt;/autor&gt;</text:p>
        <text:p text:style-name="P3"><text:s text:c="6"/>&lt;autor&gt;</text:p>
        <text:p text:style-name="P3"><text:s text:c="8"/>&lt;nombre&gt;Jorge&lt;/nombre&gt;</text:p>
        <text:p text:style-name="P3"><text:s text:c="8"/>&lt;apellido&gt;Pérez&lt;/apellido&gt;</text:p>
        <text:p text:style-name="P3"><text:s text:c="8"/>&lt;email&gt;JorgeP@cdf.com&lt;/email&gt;</text:p>
        <text:p text:style-name="P3"><text:s text:c="6"/>&lt;/autor&gt;</text:p>
        <text:p text:style-name="P3"><text:s text:c="4"/>&lt;/autores&gt;</text:p>
        <text:p text:style-name="P3"><text:s text:c="4"/>&lt;editor&gt;</text:p>
        <text:p text:style-name="P3"><text:s text:c="6"/>&lt;nombre&gt;McGraw-Hill&lt;/nombre&gt;</text:p>
        <text:p text:style-name="P3"><text:s text:c="4"/>&lt;/editor&gt;</text:p>
        <text:p text:style-name="P3"><text:s text:c="4"/>&lt;precio&gt;34.50&lt;/precio&gt;</text:p>
        <text:p text:style-name="P3"><text:s text:c="4"/>&lt;año&gt;2009&lt;/año&gt;</text:p>
        <text:p text:style-name="P3"><text:s text:c="4"/>&lt;revisiones&gt;</text:p>
        <text:p text:style-name="P3"><text:s text:c="6"/>&lt;nombre&gt;Alejandro&lt;/nombre&gt;</text:p>
        <text:p text:style-name="P3"><text:s text:c="4"/>&lt;/revisiones&gt;</text:p>
        <text:p text:style-name="P3"><text:s text:c="2"/>&lt;/libro&gt;</text:p>
        <text:p text:style-name="P3">&lt;/libros&gt;</text:p>
      </text:section>
      <text:p text:style-name="P3"/>
      <text:p text:style-name="P3">Obtén: </text:p>
      <text:p text:style-name="P3">1- Títulos ordenados.</text:p>
      <text:p text:style-name="P8"/>
      <text:p text:style-name="P3"/>
      <text:p text:style-name="P3">2- Títulos ordenados por el nombre del primer autor.</text:p>
      <text:p text:style-name="P7"/>
      <text:p text:style-name="P3"/>
      <text:p text:style-name="P3">3- Nombre y apellido del primer autor de cada libro.</text:p>
      <text:p text:style-name="P18"/>
      <text:p text:style-name="P18"/>
      <text:p text:style-name="P3">4- Título y número de autores de cada libro.</text:p>
      <text:p text:style-name="P3"/>
      <text:p text:style-name="P5"/>
      <text:p text:style-name="P3">5- Libros que tienen varios autores y libros que tienen un autor</text:p>
      <text:p text:style-name="P9"/>
      <text:p text:style-name="P10"/>
      <text:p text:style-name="P3">6- Libros cuyo autor es “Axel”.</text:p>
      <text:p text:style-name="P12"/>
      <text:p text:style-name="P11"/>
      <text:p text:style-name="P3">7- Dado el siguiente XML:</text:p>
      <text:p text:style-name="P3"><text:s/></text:p>
      <table:table table:name="Tabla3" table:style-name="Tabla3">
        <table:table-column table:style-name="Tabla3.A"/>
        <table:table-row table:style-name="TableLine2785645330848">
          <table:table-cell table:style-name="Tabla3.A1" office:value-type="string">
            <text:p text:style-name="P4"><text:s text:c="2"/><text:span text:style-name="T1">&lt;almacen&gt;</text:span> </text:p>
            <text:p text:style-name="P4">&lt;comprados&gt;</text:p>
            <text:p text:style-name="P3">&lt;codigo&gt;1&lt;/codigo&gt;</text:p>
            <text:p text:style-name="P3">&lt;/comprados&gt;</text:p>
            <text:p text:style-name="P3">&lt;vendidos&gt;</text:p>
            <text:p text:style-name="P3">&lt;codigo&gt;2&lt;/codigo&gt;</text:p>
            <text:p text:style-name="P3">&lt;/vendidos&gt;</text:p>
            <text:p text:style-name="P3">&lt;/almacen&gt;</text:p>
          </table:table-cell>
        </table:table-row>
      </table:table>
      <text:p text:style-name="P3"/>
      <text:p text:style-name="P6"><text:soft-page-break/><text:s text:c="6"/>Indica los libros que han sido vendidos</text:p>
      <text:p text:style-name="P6"/>
      <text:p text:style-name="P13"/>
      <text:p text:style-name="P13"/>
      <text:p text:style-name="P15">8- <text:span text:style-name="T2">Mostrar título y precio en una lista HTML.</text:span></text:p>
      <text:p text:style-name="P15"/>
      <text:p text:style-name="P17"/>
      <text:p text:style-name="P16"/>
      <text:p text:style-name="P15"/>
      <text:p text:style-name="P15"><text:span text:style-name="T2">9- </text:span>Mostrar: título, isbn y precio en una tabla HTML</text:p>
      <text:p text:style-name="P14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2-06-01T16:43:22.13</meta:creation-date>
    <dc:date>2022-05-11T16:01:06.747000000</dc:date>
    <meta:editing-duration>PT55M48S</meta:editing-duration>
    <meta:editing-cycles>10</meta:editing-cycles>
    <meta:generator>LibreOffice/7.0.2.2$Windows_X86_64 LibreOffice_project/8349ace3c3162073abd90d81fd06dcfb6b36b994</meta:generator>
    <meta:document-statistic meta:table-count="1" meta:image-count="0" meta:object-count="0" meta:page-count="2" meta:paragraph-count="63" meta:word-count="142" meta:character-count="1433" meta:non-whitespace-character-count="1144"/>
  </office:meta>
</office:document-meta>
</file>